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Paragraphe_20_de_20_liste" style:master-page-name="MP0">
      <style:paragraph-properties style:page-number="auto" fo:break-before="page"/>
    </style:style>
    <style:style style:name="P2" style:family="paragraph" style:parent-style-name="Paragraphe_20_de_20_liste" style:list-style-name="L1"/>
    <style:style style:name="P3" style:family="paragraph" style:parent-style-name="Paragraphe_20_de_20_liste" style:list-style-name="L1">
      <style:text-properties fo:color="#70ad47" loext:opacity="100%"/>
    </style:style>
    <style:style style:name="P4" style:family="paragraph" style:parent-style-name="Paragraphe_20_de_20_liste" style:list-style-name="L1">
      <style:text-properties fo:color="#ff0000" loext:opacity="100%"/>
    </style:style>
    <style:style style:name="P5" style:family="paragraph" style:parent-style-name="Paragraphe_20_de_20_liste" style:list-style-name="L2">
      <style:text-properties fo:color="#ff0000" loext:opacity="100%"/>
    </style:style>
    <style:style style:name="P6" style:family="paragraph" style:parent-style-name="Paragraphe_20_de_20_liste" style:list-style-name="L2"/>
    <style:style style:name="T1" style:family="text">
      <style:text-properties fo:color="#70ad47" loext:opacity="100%"/>
    </style:style>
    <style:style style:name="T2" style:family="text">
      <style:text-properties fo:color="#ff0000" loext:opacity="100%"/>
    </style:style>
    <text:list-style style:name="L1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Rapport de 30 pages, fait pas Tom Monbord lors de son stage chez WorldCast System à Mérignac</text:p>
      <text:p text:style-name="Paragraphe_20_de_20_liste"/>
      <text:p text:style-name="Paragraphe_20_de_20_liste"/>
      <text:p text:style-name="Paragraphe_20_de_20_liste">Contenue :</text:p>
      <text:list text:style-name="L1">
        <text:list-item>
          <text:p text:style-name="P3">L’organigramme de l’entreprise très sympa </text:p>
        </text:list-item>
        <text:list-item>
          <text:p text:style-name="P3">Très bonne contextualisation avec des images </text:p>
        </text:list-item>
        <text:list-item>
          <text:p text:style-name="P3">Chronologie bien respectée </text:p>
        </text:list-item>
        <text:list-item>
          <text:p text:style-name="P3">Présentation de la tâche </text:p>
        </text:list-item>
        <text:list-item>
          <text:p text:style-name="P3">Capture d’écran du gitlab et de ses commits</text:p>
        </text:list-item>
        <text:list-item>
          <text:p text:style-name="P4">Recontextualisation de ce qu’est la méthode agile</text:p>
        </text:list-item>
        <text:list-item>
          <text:p text:style-name="P3">Figures de qualité qui appuie sa bonne façon de travailler </text:p>
        </text:list-item>
        <text:list-item>
          <text:p text:style-name="P3">Explication précise de son arborescence de travail </text:p>
        </text:list-item>
        <text:list-item>
          <text:p text:style-name="P4">Explication des technos utilisé (notamment les acronymes car la définition a été faite bien avant) </text:p>
        </text:list-item>
        <text:list-item>
          <text:p text:style-name="P2"><text:span text:style-name="Police_20_par_20_défaut"><text:span text:style-name="T1">Très bien pour objectif et problème rencontre pdt le sprint </text:span></text:span><text:span text:style-name="Police_20_par_20_défaut"><text:span text:style-name="T2">par contre pas de résultat attendu… </text:span></text:span></text:p>
        </text:list-item>
        <text:list-item>
          <text:p text:style-name="P2"><text:span text:style-name="Police_20_par_20_défaut"><text:span text:style-name="T1">Très bonne conclusion avec plusieurs bilans </text:span></text:span></text:p>
        </text:list-item>
      </text:list>
      <text:p text:style-name="Paragraphe_20_de_20_liste"/>
      <text:p text:style-name="Paragraphe_20_de_20_liste">Forme :</text:p>
      <text:p text:style-name="Paragraphe_20_de_20_liste"/>
      <text:list text:style-name="L2">
        <text:list-item>
          <text:p text:style-name="P5">Pas d’alinéa (mais parfois ils sont la on sait pas pq) </text:p>
        </text:list-item>
        <text:list-item>
          <text:p text:style-name="P6"><text:span text:style-name="Police_20_par_20_défaut"><text:span text:style-name="T2">(p.6 introduction format d’écriture mal adapté) 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/>
    <dc:description/>
    <dc:subject/>
    <meta:initial-creator>Montouro Maxime</meta:initial-creator>
    <meta:creation-date>2024-02-09T10:23:00Z</meta:creation-date>
    <dc:date>2024-02-16T11:50:52.238884413</dc:date>
    <meta:editing-cycles>5</meta:editing-cycles>
    <meta:editing-duration>PT3H18M1S</meta:editing-duration>
    <meta:document-statistic meta:table-count="0" meta:image-count="0" meta:object-count="0" meta:page-count="1" meta:paragraph-count="16" meta:word-count="138" meta:character-count="806" meta:non-whitespace-character-count="685"/>
    <meta:template xlink:type="simple" xlink:actuate="onRequest" xlink:title="" xlink:href="Normal"/>
  </office:meta>
</office:document-meta>
</file>